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0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ff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T2" style:family="text">
      <style:text-properties fo:color="#000000" style:font-name="lucidatypewriter" fo:font-size="10pt" style:font-name-asian="lucidatypewriter" style:font-size-asian="10pt" style:font-name-complex="lucidatypewriter" style:font-size-complex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ol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t%</text:p>
          </table:table-cell>
          <table:table-cell office:value-type="string">
            <text:p>Molecular mass</text:p>
          </table:table-cell>
          <table:table-cell office:value-type="string">
            <text:p>mol</text:p>
          </table:table-cell>
          <table:table-cell office:value-type="string">
            <text:p>moles oxygen</text:p>
          </table:table-cell>
          <table:table-cell office:value-type="string">
            <text:p>normalised mol o</text:p>
          </table:table-cell>
          <table:table-cell office:value-type="string">
            <text:p>mol oxide</text:p>
          </table:table-cell>
          <table:table-cell office:value-type="string">
            <text:p>wt oxide</text:p>
          </table:table-cell>
        </table:table-row>
        <table:table-row table:style-name="ro1">
          <table:table-cell office:value-type="string">
            <text:p>sio2</text:p>
          </table:table-cell>
          <table:table-cell office:value-type="float" office:value="40.58">
            <text:p>40.58</text:p>
          </table:table-cell>
          <table:table-cell table:formula="of:=28.1+2*16" office:value-type="float" office:value="60.1">
            <text:p>60.1</text:p>
          </table:table-cell>
          <table:table-cell table:formula="of:=[.B3]/[.C3]" office:value-type="float" office:value="0.675207986688852">
            <text:p>0.6752079867</text:p>
          </table:table-cell>
          <table:table-cell table:formula="of:=2*[.D3]" office:value-type="float" office:value="1.3504159733777">
            <text:p>1.3504159734</text:p>
          </table:table-cell>
          <table:table-cell table:formula="of:=4*[.E3]/[.E13]" office:value-type="float" office:value="2.00331633540799">
            <text:p>2.0033163354</text:p>
          </table:table-cell>
          <table:table-cell table:formula="of:=[.F3]/2" office:value-type="float" office:value="1.00165816770399">
            <text:p>1.0016581677</text:p>
          </table:table-cell>
          <table:table-cell table:formula="of:=[.G3]*[.C3]" office:value-type="float" office:value="60.19965587901">
            <text:p>60.199655879</text:p>
          </table:table-cell>
        </table:table-row>
        <table:table-row table:style-name="ro1">
          <table:table-cell office:value-type="string">
            <text:p>tio2</text:p>
          </table:table-cell>
          <table:table-cell office:value-type="float" office:value="0">
            <text:p>0</text:p>
          </table:table-cell>
          <table:table-cell table:formula="of:=47.9+2*16" office:value-type="float" office:value="79.9">
            <text:p>79.9</text:p>
          </table:table-cell>
          <table:table-cell table:formula="of:=[.B4]/[.C4]" office:value-type="float" office:value="0">
            <text:p>0</text:p>
          </table:table-cell>
          <table:table-cell table:formula="of:=2*[.D4]" office:value-type="float" office:value="0">
            <text:p>0</text:p>
          </table:table-cell>
          <table:table-cell table:formula="of:=4*[.E4]/[.E13]" office:value-type="float" office:value="0">
            <text:p>0</text:p>
          </table:table-cell>
          <table:table-cell table:formula="of:=[.F4]/2" office:value-type="float" office:value="0">
            <text:p>0</text:p>
          </table:table-cell>
          <table:table-cell table:formula="of:=[.G4]*[.C4]" office:value-type="float" office:value="0">
            <text:p>0</text:p>
          </table:table-cell>
        </table:table-row>
        <table:table-row table:style-name="ro1">
          <table:table-cell office:value-type="string">
            <text:p>al2o3</text:p>
          </table:table-cell>
          <table:table-cell office:value-type="float" office:value="0.03">
            <text:p>0.03</text:p>
          </table:table-cell>
          <table:table-cell table:formula="of:=2*27+3*16" office:value-type="float" office:value="102">
            <text:p>102</text:p>
          </table:table-cell>
          <table:table-cell table:formula="of:=[.B5]/[.C5]" office:value-type="float" office:value="0.000294117647058823">
            <text:p>0.0002941176</text:p>
          </table:table-cell>
          <table:table-cell table:formula="of:=3*[.D5]" office:value-type="float" office:value="0.000882352941176471">
            <text:p>0.0008823529</text:p>
          </table:table-cell>
          <table:table-cell table:formula="of:=4*[.E5]/[.E13]" office:value-type="float" office:value="0.0013089537561029">
            <text:p>0.0013089538</text:p>
          </table:table-cell>
          <table:table-cell table:formula="of:=[.F5]/3" office:value-type="float" office:value="0.000436317918700968">
            <text:p>0.0004363179</text:p>
          </table:table-cell>
          <table:table-cell table:formula="of:=[.G5]*[.C5]" office:value-type="float" office:value="0.0445044277074987">
            <text:p>0.0445044277</text:p>
          </table:table-cell>
        </table:table-row>
        <table:table-row table:style-name="ro1">
          <table:table-cell office:value-type="string">
            <text:p>cr2o3</text:p>
          </table:table-cell>
          <table:table-cell office:value-type="float" office:value="0.01">
            <text:p>0.01</text:p>
          </table:table-cell>
          <table:table-cell table:formula="of:=2*52+3*16" office:value-type="float" office:value="152">
            <text:p>152</text:p>
          </table:table-cell>
          <table:table-cell table:formula="of:=[.B6]/[.C6]" office:value-type="float" office:value="0.0000657894736842105">
            <text:p>6.57894736842105E-005</text:p>
          </table:table-cell>
          <table:table-cell table:formula="of:=3*[.D6]" office:value-type="float" office:value="0.000197368421052632">
            <text:p>0.0001973684</text:p>
          </table:table-cell>
          <table:table-cell table:formula="of:=4*[.E6]/[.E13]" office:value-type="float" office:value="0.000292792287549334">
            <text:p>0.0002927923</text:p>
          </table:table-cell>
          <table:table-cell table:formula="of:=[.F6]/3" office:value-type="float" office:value="0.0000975974291831113">
            <text:p>9.75974291831113E-005</text:p>
          </table:table-cell>
          <table:table-cell table:formula="of:=[.G6]*[.C6]" office:value-type="float" office:value="0.0148348092358329">
            <text:p>0.0148348092</text:p>
          </table:table-cell>
        </table:table-row>
        <table:table-row table:style-name="ro1">
          <table:table-cell office:value-type="string">
            <text:p>feo</text:p>
          </table:table-cell>
          <table:table-cell office:value-type="float" office:value="10.05">
            <text:p>10.05</text:p>
          </table:table-cell>
          <table:table-cell table:formula="of:=55.8+16" office:value-type="float" office:value="71.8">
            <text:p>71.8</text:p>
          </table:table-cell>
          <table:table-cell table:formula="of:=[.B7]/[.C7]" office:value-type="float" office:value="0.139972144846797">
            <text:p>0.1399721448</text:p>
          </table:table-cell>
          <table:table-cell table:formula="of:=[.D7]" office:value-type="float" office:value="0.139972144846797">
            <text:p>0.1399721448</text:p>
          </table:table-cell>
          <table:table-cell table:formula="of:=4*[.E7]/[.E13]" office:value-type="float" office:value="0.20764600671326">
            <text:p>0.2076460067</text:p>
          </table:table-cell>
          <table:table-cell table:formula="of:=[.F7]" office:value-type="float" office:value="0.20764600671326">
            <text:p>0.2076460067</text:p>
          </table:table-cell>
          <table:table-cell table:formula="of:=[.G7]*[.C7]" office:value-type="float" office:value="14.9089832820121">
            <text:p>14.908983282</text:p>
          </table:table-cell>
        </table:table-row>
        <table:table-row table:style-name="ro1">
          <table:table-cell office:value-type="string">
            <text:p>mno</text:p>
          </table:table-cell>
          <table:table-cell office:value-type="float" office:value="0.15">
            <text:p>0.15</text:p>
          </table:table-cell>
          <table:table-cell table:formula="of:=54.9+16" office:value-type="float" office:value="70.9">
            <text:p>70.9</text:p>
          </table:table-cell>
          <table:table-cell table:formula="of:=[.B8]/[.C8]" office:value-type="float" office:value="0.00211565585331453">
            <text:p>0.0021156559</text:p>
          </table:table-cell>
          <table:table-cell table:formula="of:=[.D8]" office:value-type="float" office:value="0.00211565585331453">
            <text:p>0.0021156559</text:p>
          </table:table-cell>
          <table:table-cell table:formula="of:=4*[.E8]/[.E13]" office:value-type="float" office:value="0.00313853509925943">
            <text:p>0.0031385351</text:p>
          </table:table-cell>
          <table:table-cell table:formula="of:=[.F8]" office:value-type="float" office:value="0.00313853509925943">
            <text:p>0.0031385351</text:p>
          </table:table-cell>
          <table:table-cell table:formula="of:=[.G8]*[.C8]" office:value-type="float" office:value="0.222522138537494">
            <text:p>0.2225221385</text:p>
          </table:table-cell>
        </table:table-row>
        <table:table-row table:style-name="ro1">
          <table:table-cell office:value-type="string">
            <text:p>mgo</text:p>
          </table:table-cell>
          <table:table-cell office:value-type="float" office:value="48.39">
            <text:p>48.39</text:p>
          </table:table-cell>
          <table:table-cell table:formula="of:=24.3+16" office:value-type="float" office:value="40.3">
            <text:p>40.3</text:p>
          </table:table-cell>
          <table:table-cell table:formula="of:=[.B9]/[.C9]" office:value-type="float" office:value="1.20074441687345">
            <text:p>1.2007444169</text:p>
          </table:table-cell>
          <table:table-cell table:formula="of:=[.D9]" office:value-type="float" office:value="1.20074441687345">
            <text:p>1.2007444169</text:p>
          </table:table-cell>
          <table:table-cell table:formula="of:=4*[.E9]/[.E13]" office:value-type="float" office:value="1.78128143653091">
            <text:p>1.7812814365</text:p>
          </table:table-cell>
          <table:table-cell table:formula="of:=[.F9]" office:value-type="float" office:value="1.78128143653091">
            <text:p>1.7812814365</text:p>
          </table:table-cell>
          <table:table-cell table:formula="of:=[.G9]*[.C9]" office:value-type="float" office:value="71.7856418921955">
            <text:p>71.7856418922</text:p>
          </table:table-cell>
        </table:table-row>
        <table:table-row table:style-name="ro1">
          <table:table-cell office:value-type="string">
            <text:p>cao</text:p>
          </table:table-cell>
          <table:table-cell office:value-type="float" office:value="0.09">
            <text:p>0.09</text:p>
          </table:table-cell>
          <table:table-cell table:formula="of:=40.1+16" office:value-type="float" office:value="56.1">
            <text:p>56.1</text:p>
          </table:table-cell>
          <table:table-cell table:formula="of:=[.B10]/[.C10]" office:value-type="float" office:value="0.00160427807486631">
            <text:p>0.0016042781</text:p>
          </table:table-cell>
          <table:table-cell table:formula="of:=[.D10]" office:value-type="float" office:value="0.00160427807486631">
            <text:p>0.0016042781</text:p>
          </table:table-cell>
          <table:table-cell table:formula="of:=4*[.E10]/[.E13]" office:value-type="float" office:value="0.0023799159201871">
            <text:p>0.0023799159</text:p>
          </table:table-cell>
          <table:table-cell table:formula="of:=[.F10]" office:value-type="float" office:value="0.0023799159201871">
            <text:p>0.0023799159</text:p>
          </table:table-cell>
          <table:table-cell table:formula="of:=[.G10]*[.C10]" office:value-type="float" office:value="0.133513283122496">
            <text:p>0.1335132831</text:p>
          </table:table-cell>
        </table:table-row>
        <table:table-row table:style-name="ro1">
          <table:table-cell office:value-type="string">
            <text:p>na2o</text:p>
          </table:table-cell>
          <table:table-cell office:value-type="float" office:value="0.02">
            <text:p>0.02</text:p>
          </table:table-cell>
          <table:table-cell table:formula="of:=2*23+16" office:value-type="float" office:value="62">
            <text:p>62</text:p>
          </table:table-cell>
          <table:table-cell table:formula="of:=[.B11]/[.C11]" office:value-type="float" office:value="0.00032258064516129">
            <text:p>0.0003225806</text:p>
          </table:table-cell>
          <table:table-cell table:formula="of:=[.D11]" office:value-type="float" office:value="0.00032258064516129">
            <text:p>0.0003225806</text:p>
          </table:table-cell>
          <table:table-cell table:formula="of:=4*[.E11]/[.E13]" office:value-type="float" office:value="0.000478542233413965">
            <text:p>0.0004785422</text:p>
          </table:table-cell>
          <table:table-cell table:formula="of:=[.F11]" office:value-type="float" office:value="0.000478542233413965">
            <text:p>0.0004785422</text:p>
          </table:table-cell>
          <table:table-cell table:formula="of:=[.G11]*[.C11]" office:value-type="float" office:value="0.0296696184716658">
            <text:p>0.0296696185</text:p>
          </table:table-cell>
        </table:table-row>
        <table:table-row table:style-name="ro1">
          <table:table-cell office:value-type="string">
            <text:p>k2o</text:p>
          </table:table-cell>
          <table:table-cell office:value-type="float" office:value="0.01">
            <text:p>0.01</text:p>
          </table:table-cell>
          <table:table-cell table:formula="of:=39.1*2+16" office:value-type="float" office:value="94.2">
            <text:p>94.2</text:p>
          </table:table-cell>
          <table:table-cell table:formula="of:=[.B12]/[.C12]" office:value-type="float" office:value="0.000106157112526539">
            <text:p>0.0001061571</text:p>
          </table:table-cell>
          <table:table-cell table:formula="of:=[.D12]" office:value-type="float" office:value="0.000106157112526539">
            <text:p>0.0001061571</text:p>
          </table:table-cell>
          <table:table-cell table:formula="of:=4*[.E12]/[.E13]" office:value-type="float" office:value="0.000157482051335806">
            <text:p>0.0001574821</text:p>
          </table:table-cell>
          <table:table-cell table:formula="of:=[.F12]" office:value-type="float" office:value="0.000157482051335806">
            <text:p>0.0001574821</text:p>
          </table:table-cell>
          <table:table-cell table:formula="of:=[.G12]*[.C12]" office:value-type="float" office:value="0.0148348092358329">
            <text:p>0.0148348092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3:.B12])" office:value-type="float" office:value="99.33">
            <text:p>99.33</text:p>
          </table:table-cell>
          <table:table-cell/>
          <table:table-cell table:formula="of:=SUM([.D3:.D12])" office:value-type="float" office:value="2.02043312721571">
            <text:p>2.0204331272</text:p>
          </table:table-cell>
          <table:table-cell table:formula="of:=SUM([.E3:.E12])" office:value-type="float" office:value="2.69636092814605">
            <text:p>2.6963609281</text:p>
          </table:table-cell>
          <table:table-cell table:formula="of:=SUM([.F3:.F12])" office:value-type="float" office:value="4">
            <text:p>4</text:p>
          </table:table-cell>
          <table:table-cell table:formula="of:=SUM([.G3:.G12])" office:value-type="float" office:value="2.99727400160024">
            <text:p>2.9972740016</text:p>
          </table:table-cell>
          <table:table-cell table:formula="of:=SUM([.H3:.H12])" office:value-type="float" office:value="147.354160139528">
            <text:p>147.35416013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px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t%</text:p>
          </table:table-cell>
          <table:table-cell office:value-type="string">
            <text:p>Molecular mass</text:p>
          </table:table-cell>
          <table:table-cell office:value-type="string">
            <text:p>mol</text:p>
          </table:table-cell>
          <table:table-cell office:value-type="string">
            <text:p>moles oxygen</text:p>
          </table:table-cell>
          <table:table-cell office:value-type="string">
            <text:p>normalised mol o</text:p>
          </table:table-cell>
          <table:table-cell office:value-type="string">
            <text:p>mol oxide</text:p>
          </table:table-cell>
          <table:table-cell office:value-type="string">
            <text:p>wt oxide</text:p>
          </table:table-cell>
        </table:table-row>
        <table:table-row table:style-name="ro1">
          <table:table-cell office:value-type="string">
            <text:p>sio2</text:p>
          </table:table-cell>
          <table:table-cell office:value-type="float" office:value="54.18">
            <text:p>54.18</text:p>
          </table:table-cell>
          <table:table-cell table:formula="of:=28.1+2*16" office:value-type="float" office:value="60.1">
            <text:p>60.1</text:p>
          </table:table-cell>
          <table:table-cell table:formula="of:=[.B17]/[.C17]" office:value-type="float" office:value="0.901497504159734">
            <text:p>0.9014975042</text:p>
          </table:table-cell>
          <table:table-cell table:formula="of:=2*[.D17]" office:value-type="float" office:value="1.80299500831947">
            <text:p>1.8029950083</text:p>
          </table:table-cell>
          <table:table-cell table:formula="of:=6*[.E17]/[.E27]" office:value-type="float" office:value="3.76569063383625">
            <text:p>3.7656906338</text:p>
          </table:table-cell>
          <table:table-cell table:formula="of:=[.F17]/2" office:value-type="float" office:value="1.88284531691813">
            <text:p>1.8828453169</text:p>
          </table:table-cell>
          <table:table-cell table:formula="of:=[.G17]*[.C17]" office:value-type="float" office:value="113.159003546779">
            <text:p>113.1590035468</text:p>
          </table:table-cell>
        </table:table-row>
        <table:table-row table:style-name="ro1">
          <table:table-cell office:value-type="string">
            <text:p>tio2</text:p>
          </table:table-cell>
          <table:table-cell office:value-type="float" office:value="0.1">
            <text:p>0.1</text:p>
          </table:table-cell>
          <table:table-cell table:formula="of:=47.9+2*16" office:value-type="float" office:value="79.9">
            <text:p>79.9</text:p>
          </table:table-cell>
          <table:table-cell table:formula="of:=[.B18]/[.C18]" office:value-type="float" office:value="0.00125156445556946">
            <text:p>0.0012515645</text:p>
          </table:table-cell>
          <table:table-cell table:formula="of:=2*[.D18]" office:value-type="float" office:value="0.00250312891113892">
            <text:p>0.0025031289</text:p>
          </table:table-cell>
          <table:table-cell table:formula="of:=6*[.E18]/[.E27]" office:value-type="float" office:value="0.00522797292974558">
            <text:p>0.0052279729</text:p>
          </table:table-cell>
          <table:table-cell table:formula="of:=[.F18]/2" office:value-type="float" office:value="0.00261398646487279">
            <text:p>0.0026139865</text:p>
          </table:table-cell>
          <table:table-cell table:formula="of:=[.G18]*[.C18]" office:value-type="float" office:value="0.208857518543336">
            <text:p>0.2088575185</text:p>
          </table:table-cell>
        </table:table-row>
        <table:table-row table:style-name="ro1">
          <table:table-cell office:value-type="string">
            <text:p>al2o3</text:p>
          </table:table-cell>
          <table:table-cell office:value-type="float" office:value="5.35">
            <text:p>5.35</text:p>
          </table:table-cell>
          <table:table-cell table:formula="of:=2*27+3*16" office:value-type="float" office:value="102">
            <text:p>102</text:p>
          </table:table-cell>
          <table:table-cell table:formula="of:=[.B19]/[.C19]" office:value-type="float" office:value="0.0524509803921569">
            <text:p>0.0524509804</text:p>
          </table:table-cell>
          <table:table-cell table:formula="of:=3*[.D19]" office:value-type="float" office:value="0.157352941176471">
            <text:p>0.1573529412</text:p>
          </table:table-cell>
          <table:table-cell table:formula="of:=6*[.E19]/[.E27]" office:value-type="float" office:value="0.328643448296132">
            <text:p>0.3286434483</text:p>
          </table:table-cell>
          <table:table-cell table:formula="of:=[.F19]/3" office:value-type="float" office:value="0.109547816098711">
            <text:p>0.1095478161</text:p>
          </table:table-cell>
          <table:table-cell table:formula="of:=[.G19]*[.C19]" office:value-type="float" office:value="11.1738772420685">
            <text:p>11.1738772421</text:p>
          </table:table-cell>
        </table:table-row>
        <table:table-row table:style-name="ro1">
          <table:table-cell office:value-type="string">
            <text:p>cr2o3</text:p>
          </table:table-cell>
          <table:table-cell office:value-type="float" office:value="0.35">
            <text:p>0.35</text:p>
          </table:table-cell>
          <table:table-cell table:formula="of:=2*52+3*16" office:value-type="float" office:value="152">
            <text:p>152</text:p>
          </table:table-cell>
          <table:table-cell table:formula="of:=[.B20]/[.C20]" office:value-type="float" office:value="0.00230263157894737">
            <text:p>0.0023026316</text:p>
          </table:table-cell>
          <table:table-cell table:formula="of:=3*[.D20]" office:value-type="float" office:value="0.00690789473684211">
            <text:p>0.0069078947</text:p>
          </table:table-cell>
          <table:table-cell table:formula="of:=6*[.E20]/[.E27]" office:value-type="float" office:value="0.0144276575309541">
            <text:p>0.0144276575</text:p>
          </table:table-cell>
          <table:table-cell table:formula="of:=[.F20]/3" office:value-type="float" office:value="0.00480921917698471">
            <text:p>0.0048092192</text:p>
          </table:table-cell>
          <table:table-cell table:formula="of:=[.G20]*[.C20]" office:value-type="float" office:value="0.731001314901676">
            <text:p>0.7310013149</text:p>
          </table:table-cell>
        </table:table-row>
        <table:table-row table:style-name="ro1">
          <table:table-cell office:value-type="string">
            <text:p>feo</text:p>
          </table:table-cell>
          <table:table-cell office:value-type="float" office:value="6.35">
            <text:p>6.35</text:p>
          </table:table-cell>
          <table:table-cell table:formula="of:=55.8+16" office:value-type="float" office:value="71.8">
            <text:p>71.8</text:p>
          </table:table-cell>
          <table:table-cell table:formula="of:=[.B21]/[.C21]" office:value-type="float" office:value="0.0884401114206128">
            <text:p>0.0884401114</text:p>
          </table:table-cell>
          <table:table-cell table:formula="of:=[.D21]" office:value-type="float" office:value="0.0884401114206128">
            <text:p>0.0884401114</text:p>
          </table:table-cell>
          <table:table-cell table:formula="of:=6*[.E21]/[.E27]" office:value-type="float" office:value="0.184713822110053">
            <text:p>0.1847138221</text:p>
          </table:table-cell>
          <table:table-cell table:formula="of:=[.F21]" office:value-type="float" office:value="0.184713822110053">
            <text:p>0.1847138221</text:p>
          </table:table-cell>
          <table:table-cell table:formula="of:=[.G21]*[.C21]" office:value-type="float" office:value="13.2624524275018">
            <text:p>13.2624524275</text:p>
          </table:table-cell>
        </table:table-row>
        <table:table-row table:style-name="ro1">
          <table:table-cell office:value-type="string">
            <text:p>mno</text:p>
          </table:table-cell>
          <table:table-cell office:value-type="float" office:value="0.13">
            <text:p>0.13</text:p>
          </table:table-cell>
          <table:table-cell table:formula="of:=54.9+16" office:value-type="float" office:value="70.9">
            <text:p>70.9</text:p>
          </table:table-cell>
          <table:table-cell table:formula="of:=[.B22]/[.C22]" office:value-type="float" office:value="0.00183356840620592">
            <text:p>0.0018335684</text:p>
          </table:table-cell>
          <table:table-cell table:formula="of:=[.D22]" office:value-type="float" office:value="0.00183356840620592">
            <text:p>0.0018335684</text:p>
          </table:table-cell>
          <table:table-cell table:formula="of:=6*[.E22]/[.E27]" office:value-type="float" office:value="0.00382954547399629">
            <text:p>0.0038295455</text:p>
          </table:table-cell>
          <table:table-cell table:formula="of:=[.F22]" office:value-type="float" office:value="0.00382954547399629">
            <text:p>0.0038295455</text:p>
          </table:table-cell>
          <table:table-cell table:formula="of:=[.G22]*[.C22]" office:value-type="float" office:value="0.271514774106337">
            <text:p>0.2715147741</text:p>
          </table:table-cell>
        </table:table-row>
        <table:table-row table:style-name="ro1">
          <table:table-cell office:value-type="string">
            <text:p>mgo</text:p>
          </table:table-cell>
          <table:table-cell office:value-type="float" office:value="32.08">
            <text:p>32.08</text:p>
          </table:table-cell>
          <table:table-cell table:formula="of:=24.3+16" office:value-type="float" office:value="40.3">
            <text:p>40.3</text:p>
          </table:table-cell>
          <table:table-cell table:formula="of:=[.B23]/[.C23]" office:value-type="float" office:value="0.796029776674938">
            <text:p>0.7960297767</text:p>
          </table:table-cell>
          <table:table-cell table:formula="of:=[.D23]" office:value-type="float" office:value="0.796029776674938">
            <text:p>0.7960297767</text:p>
          </table:table-cell>
          <table:table-cell table:formula="of:=6*[.E23]/[.E27]" office:value-type="float" office:value="1.66256803842933">
            <text:p>1.6625680384</text:p>
          </table:table-cell>
          <table:table-cell table:formula="of:=[.F23]" office:value-type="float" office:value="1.66256803842933">
            <text:p>1.6625680384</text:p>
          </table:table-cell>
          <table:table-cell table:formula="of:=[.G23]*[.C23]" office:value-type="float" office:value="67.0014919487022">
            <text:p>67.0014919487</text:p>
          </table:table-cell>
        </table:table-row>
        <table:table-row table:style-name="ro1">
          <table:table-cell office:value-type="string">
            <text:p>cao</text:p>
          </table:table-cell>
          <table:table-cell office:value-type="float" office:value="0.82">
            <text:p>0.82</text:p>
          </table:table-cell>
          <table:table-cell table:formula="of:=40.1+16" office:value-type="float" office:value="56.1">
            <text:p>56.1</text:p>
          </table:table-cell>
          <table:table-cell table:formula="of:=[.B24]/[.C24]" office:value-type="float" office:value="0.0146167557932264">
            <text:p>0.0146167558</text:p>
          </table:table-cell>
          <table:table-cell table:formula="of:=[.D24]" office:value-type="float" office:value="0.0146167557932264">
            <text:p>0.0146167558</text:p>
          </table:table-cell>
          <table:table-cell table:formula="of:=6*[.E24]/[.E27]" office:value-type="float" office:value="0.0305281934412719">
            <text:p>0.0305281934</text:p>
          </table:table-cell>
          <table:table-cell table:formula="of:=[.F24]" office:value-type="float" office:value="0.0305281934412719">
            <text:p>0.0305281934</text:p>
          </table:table-cell>
          <table:table-cell table:formula="of:=[.G24]*[.C24]" office:value-type="float" office:value="1.71263165205536">
            <text:p>1.7126316521</text:p>
          </table:table-cell>
        </table:table-row>
        <table:table-row table:style-name="ro1">
          <table:table-cell office:value-type="string">
            <text:p>na2o</text:p>
          </table:table-cell>
          <table:table-cell office:value-type="float" office:value="0.11">
            <text:p>0.11</text:p>
          </table:table-cell>
          <table:table-cell table:formula="of:=2*23+16" office:value-type="float" office:value="62">
            <text:p>62</text:p>
          </table:table-cell>
          <table:table-cell table:formula="of:=[.B25]/[.C25]" office:value-type="float" office:value="0.0017741935483871">
            <text:p>0.0017741935</text:p>
          </table:table-cell>
          <table:table-cell table:formula="of:=[.D25]" office:value-type="float" office:value="0.0017741935483871">
            <text:p>0.0017741935</text:p>
          </table:table-cell>
          <table:table-cell table:formula="of:=6*[.E25]/[.E27]" office:value-type="float" office:value="0.00370553661931725">
            <text:p>0.0037055366</text:p>
          </table:table-cell>
          <table:table-cell table:formula="of:=[.F25]" office:value-type="float" office:value="0.00370553661931725">
            <text:p>0.0037055366</text:p>
          </table:table-cell>
          <table:table-cell table:formula="of:=[.G25]*[.C25]" office:value-type="float" office:value="0.22974327039767">
            <text:p>0.2297432704</text:p>
          </table:table-cell>
        </table:table-row>
        <table:table-row table:style-name="ro1">
          <table:table-cell office:value-type="string">
            <text:p>k2o</text:p>
          </table:table-cell>
          <table:table-cell office:value-type="float" office:value="0.03">
            <text:p>0.03</text:p>
          </table:table-cell>
          <table:table-cell table:formula="of:=39.1*2+16" office:value-type="float" office:value="94.2">
            <text:p>94.2</text:p>
          </table:table-cell>
          <table:table-cell table:formula="of:=[.B26]/[.C26]" office:value-type="float" office:value="0.000318471337579618">
            <text:p>0.0003184713</text:p>
          </table:table-cell>
          <table:table-cell table:formula="of:=[.D26]" office:value-type="float" office:value="0.000318471337579618">
            <text:p>0.0003184713</text:p>
          </table:table-cell>
          <table:table-cell table:formula="of:=6*[.E26]/[.E27]" office:value-type="float" office:value="0.000665151332940561">
            <text:p>0.0006651513</text:p>
          </table:table-cell>
          <table:table-cell table:formula="of:=[.F26]" office:value-type="float" office:value="0.000665151332940561">
            <text:p>0.0006651513</text:p>
          </table:table-cell>
          <table:table-cell table:formula="of:=[.G26]*[.C26]" office:value-type="float" office:value="0.0626572555630008">
            <text:p>0.0626572556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17:.B26])" office:value-type="float" office:value="99.5">
            <text:p>99.5</text:p>
          </table:table-cell>
          <table:table-cell/>
          <table:table-cell table:formula="of:=SUM([.D17:.D26])" office:value-type="float" office:value="1.86051555776736">
            <text:p>1.8605155578</text:p>
          </table:table-cell>
          <table:table-cell table:formula="of:=SUM([.E17:.E26])" office:value-type="float" office:value="2.87277185032487">
            <text:p>2.8727718503</text:p>
          </table:table-cell>
          <table:table-cell table:formula="of:=SUM([.F17:.F26])" office:value-type="float" office:value="6">
            <text:p>6</text:p>
          </table:table-cell>
          <table:table-cell table:formula="of:=SUM([.G17:.G26])" office:value-type="float" office:value="3.88582662606561">
            <text:p>3.8858266261</text:p>
          </table:table-cell>
          <table:table-cell table:formula="of:=SUM([.H17:.H26])" office:value-type="float" office:value="207.813230950619">
            <text:p>207.81323095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p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t%</text:p>
          </table:table-cell>
          <table:table-cell office:value-type="string">
            <text:p>Molecular mass</text:p>
          </table:table-cell>
          <table:table-cell office:value-type="string">
            <text:p>mol</text:p>
          </table:table-cell>
          <table:table-cell office:value-type="string">
            <text:p>moles oxygen</text:p>
          </table:table-cell>
          <table:table-cell office:value-type="string">
            <text:p>normalised mol o</text:p>
          </table:table-cell>
          <table:table-cell office:value-type="string">
            <text:p>mol oxide</text:p>
          </table:table-cell>
          <table:table-cell office:value-type="string">
            <text:p>wt oxide</text:p>
          </table:table-cell>
        </table:table-row>
        <table:table-row table:style-name="ro1">
          <table:table-cell office:value-type="string">
            <text:p>sio2</text:p>
          </table:table-cell>
          <table:table-cell office:value-type="float" office:value="51.33">
            <text:p>51.33</text:p>
          </table:table-cell>
          <table:table-cell table:formula="of:=28.1+2*16" office:value-type="float" office:value="60.1">
            <text:p>60.1</text:p>
          </table:table-cell>
          <table:table-cell table:formula="of:=[.B31]/[.C31]" office:value-type="float" office:value="0.854076539101497">
            <text:p>0.8540765391</text:p>
          </table:table-cell>
          <table:table-cell table:formula="of:=2*[.D31]" office:value-type="float" office:value="1.708153078203">
            <text:p>1.7081530782</text:p>
          </table:table-cell>
          <table:table-cell table:formula="of:=6*[.E31]/[.E41]" office:value-type="float" office:value="3.72146292670494">
            <text:p>3.7214629267</text:p>
          </table:table-cell>
          <table:table-cell table:formula="of:=[.F31]/2" office:value-type="float" office:value="1.86073146335247">
            <text:p>1.8607314634</text:p>
          </table:table-cell>
          <table:table-cell table:formula="of:=[.G31]*[.C31]" office:value-type="float" office:value="111.829960947484">
            <text:p>111.8299609475</text:p>
          </table:table-cell>
        </table:table-row>
        <table:table-row table:style-name="ro1">
          <table:table-cell office:value-type="string">
            <text:p>tio2</text:p>
          </table:table-cell>
          <table:table-cell office:value-type="float" office:value="0.55">
            <text:p>0.55</text:p>
          </table:table-cell>
          <table:table-cell table:formula="of:=47.9+2*16" office:value-type="float" office:value="79.9">
            <text:p>79.9</text:p>
          </table:table-cell>
          <table:table-cell table:formula="of:=[.B32]/[.C32]" office:value-type="float" office:value="0.00688360450563204">
            <text:p>0.0068836045</text:p>
          </table:table-cell>
          <table:table-cell table:formula="of:=2*[.D32]" office:value-type="float" office:value="0.0137672090112641">
            <text:p>0.013767209</text:p>
          </table:table-cell>
          <table:table-cell table:formula="of:=6*[.E32]/[.E41]" office:value-type="float" office:value="0.0299938914101988">
            <text:p>0.0299938914</text:p>
          </table:table-cell>
          <table:table-cell table:formula="of:=[.F32]/2" office:value-type="float" office:value="0.0149969457050994">
            <text:p>0.0149969457</text:p>
          </table:table-cell>
          <table:table-cell table:formula="of:=[.G32]*[.C32]" office:value-type="float" office:value="1.19825596183744">
            <text:p>1.1982559618</text:p>
          </table:table-cell>
        </table:table-row>
        <table:table-row table:style-name="ro1">
          <table:table-cell office:value-type="string">
            <text:p>al2o3</text:p>
          </table:table-cell>
          <table:table-cell office:value-type="float" office:value="7.83">
            <text:p>7.83</text:p>
          </table:table-cell>
          <table:table-cell table:formula="of:=2*27+3*16" office:value-type="float" office:value="102">
            <text:p>102</text:p>
          </table:table-cell>
          <table:table-cell table:formula="of:=[.B33]/[.C33]" office:value-type="float" office:value="0.0767647058823529">
            <text:p>0.0767647059</text:p>
          </table:table-cell>
          <table:table-cell table:formula="of:=3*[.D33]" office:value-type="float" office:value="0.230294117647059">
            <text:p>0.2302941176</text:p>
          </table:table-cell>
          <table:table-cell table:formula="of:=6*[.E33]/[.E41]" office:value-type="float" office:value="0.501729635357603">
            <text:p>0.5017296354</text:p>
          </table:table-cell>
          <table:table-cell table:formula="of:=[.F33]/3" office:value-type="float" office:value="0.167243211785868">
            <text:p>0.1672432118</text:p>
          </table:table-cell>
          <table:table-cell table:formula="of:=[.G33]*[.C33]" office:value-type="float" office:value="17.0588076021585">
            <text:p>17.0588076022</text:p>
          </table:table-cell>
        </table:table-row>
        <table:table-row table:style-name="ro1">
          <table:table-cell office:value-type="string">
            <text:p>cr2o3</text:p>
          </table:table-cell>
          <table:table-cell office:value-type="float" office:value="0.69">
            <text:p>0.69</text:p>
          </table:table-cell>
          <table:table-cell table:formula="of:=2*52+3*16" office:value-type="float" office:value="152">
            <text:p>152</text:p>
          </table:table-cell>
          <table:table-cell table:formula="of:=[.B34]/[.C34]" office:value-type="float" office:value="0.00453947368421053">
            <text:p>0.0045394737</text:p>
          </table:table-cell>
          <table:table-cell table:formula="of:=3*[.D34]" office:value-type="float" office:value="0.0136184210526316">
            <text:p>0.0136184211</text:p>
          </table:table-cell>
          <table:table-cell table:formula="of:=6*[.E34]/[.E41]" office:value-type="float" office:value="0.0296697349402333">
            <text:p>0.0296697349</text:p>
          </table:table-cell>
          <table:table-cell table:formula="of:=[.F34]/3" office:value-type="float" office:value="0.00988991164674445">
            <text:p>0.0098899116</text:p>
          </table:table-cell>
          <table:table-cell table:formula="of:=[.G34]*[.C34]" office:value-type="float" office:value="1.50326657030516">
            <text:p>1.5032665703</text:p>
          </table:table-cell>
        </table:table-row>
        <table:table-row table:style-name="ro1">
          <table:table-cell office:value-type="string">
            <text:p>feo</text:p>
          </table:table-cell>
          <table:table-cell office:value-type="float" office:value="3.18">
            <text:p>3.18</text:p>
          </table:table-cell>
          <table:table-cell table:formula="of:=55.8+16" office:value-type="float" office:value="71.8">
            <text:p>71.8</text:p>
          </table:table-cell>
          <table:table-cell table:formula="of:=[.B35]/[.C35]" office:value-type="float" office:value="0.0442896935933148">
            <text:p>0.0442896936</text:p>
          </table:table-cell>
          <table:table-cell table:formula="of:=[.D35]" office:value-type="float" office:value="0.0442896935933148">
            <text:p>0.0442896936</text:p>
          </table:table-cell>
          <table:table-cell table:formula="of:=6*[.E35]/[.E41]" office:value-type="float" office:value="0.0964916170838965">
            <text:p>0.0964916171</text:p>
          </table:table-cell>
          <table:table-cell table:formula="of:=[.F35]" office:value-type="float" office:value="0.0964916170838965">
            <text:p>0.0964916171</text:p>
          </table:table-cell>
          <table:table-cell table:formula="of:=[.G35]*[.C35]" office:value-type="float" office:value="6.92809810662376">
            <text:p>6.9280981066</text:p>
          </table:table-cell>
        </table:table-row>
        <table:table-row table:style-name="ro1">
          <table:table-cell office:value-type="string">
            <text:p>mno</text:p>
          </table:table-cell>
          <table:table-cell office:value-type="float" office:value="0.07">
            <text:p>0.07</text:p>
          </table:table-cell>
          <table:table-cell table:formula="of:=54.9+16" office:value-type="float" office:value="70.9">
            <text:p>70.9</text:p>
          </table:table-cell>
          <table:table-cell table:formula="of:=[.B36]/[.C36]" office:value-type="float" office:value="0.000987306064880113">
            <text:p>0.0009873061</text:p>
          </table:table-cell>
          <table:table-cell table:formula="of:=[.D36]" office:value-type="float" office:value="0.000987306064880113">
            <text:p>0.0009873061</text:p>
          </table:table-cell>
          <table:table-cell table:formula="of:=6*[.E36]/[.E41]" office:value-type="float" office:value="0.00215099159709247">
            <text:p>0.0021509916</text:p>
          </table:table-cell>
          <table:table-cell table:formula="of:=[.F36]" office:value-type="float" office:value="0.00215099159709247">
            <text:p>0.0021509916</text:p>
          </table:table-cell>
          <table:table-cell table:formula="of:=[.G36]*[.C36]" office:value-type="float" office:value="0.152505304233856">
            <text:p>0.1525053042</text:p>
          </table:table-cell>
        </table:table-row>
        <table:table-row table:style-name="ro1">
          <table:table-cell office:value-type="string">
            <text:p>mgo</text:p>
          </table:table-cell>
          <table:table-cell office:value-type="float" office:value="14.83">
            <text:p>14.83</text:p>
          </table:table-cell>
          <table:table-cell table:formula="of:=24.3+16" office:value-type="float" office:value="40.3">
            <text:p>40.3</text:p>
          </table:table-cell>
          <table:table-cell table:formula="of:=[.B37]/[.C37]" office:value-type="float" office:value="0.367990074441687">
            <text:p>0.3679900744</text:p>
          </table:table-cell>
          <table:table-cell table:formula="of:=[.D37]" office:value-type="float" office:value="0.367990074441687">
            <text:p>0.3679900744</text:p>
          </table:table-cell>
          <table:table-cell table:formula="of:=6*[.E37]/[.E41]" office:value-type="float" office:value="0.801720546539557">
            <text:p>0.8017205465</text:p>
          </table:table-cell>
          <table:table-cell table:formula="of:=[.F37]" office:value-type="float" office:value="0.801720546539557">
            <text:p>0.8017205465</text:p>
          </table:table-cell>
          <table:table-cell table:formula="of:=[.G37]*[.C37]" office:value-type="float" office:value="32.3093380255442">
            <text:p>32.3093380255</text:p>
          </table:table-cell>
        </table:table-row>
        <table:table-row table:style-name="ro1">
          <table:table-cell office:value-type="string">
            <text:p>cao</text:p>
          </table:table-cell>
          <table:table-cell office:value-type="float" office:value="19.5">
            <text:p>19.5</text:p>
          </table:table-cell>
          <table:table-cell table:formula="of:=40.1+16" office:value-type="float" office:value="56.1">
            <text:p>56.1</text:p>
          </table:table-cell>
          <table:table-cell table:formula="of:=[.B38]/[.C38]" office:value-type="float" office:value="0.3475935828877">
            <text:p>0.3475935829</text:p>
          </table:table-cell>
          <table:table-cell table:formula="of:=[.D38]" office:value-type="float" office:value="0.3475935828877">
            <text:p>0.3475935829</text:p>
          </table:table-cell>
          <table:table-cell table:formula="of:=6*[.E38]/[.E41]" office:value-type="float" office:value="0.7572837872575">
            <text:p>0.7572837873</text:p>
          </table:table-cell>
          <table:table-cell table:formula="of:=[.F38]" office:value-type="float" office:value="0.7572837872575">
            <text:p>0.7572837873</text:p>
          </table:table-cell>
          <table:table-cell table:formula="of:=[.G38]*[.C38]" office:value-type="float" office:value="42.4836204651457">
            <text:p>42.4836204651</text:p>
          </table:table-cell>
        </table:table-row>
        <table:table-row table:style-name="ro1">
          <table:table-cell office:value-type="string">
            <text:p>na2o</text:p>
          </table:table-cell>
          <table:table-cell office:value-type="float" office:value="1.68">
            <text:p>1.68</text:p>
          </table:table-cell>
          <table:table-cell table:formula="of:=2*23+16" office:value-type="float" office:value="62">
            <text:p>62</text:p>
          </table:table-cell>
          <table:table-cell table:formula="of:=[.B39]/[.C39]" office:value-type="float" office:value="0.0270967741935484">
            <text:p>0.0270967742</text:p>
          </table:table-cell>
          <table:table-cell table:formula="of:=[.D39]" office:value-type="float" office:value="0.0270967741935484">
            <text:p>0.0270967742</text:p>
          </table:table-cell>
          <table:table-cell table:formula="of:=6*[.E39]/[.E41]" office:value-type="float" office:value="0.0590343113163315">
            <text:p>0.0590343113</text:p>
          </table:table-cell>
          <table:table-cell table:formula="of:=[.F39]" office:value-type="float" office:value="0.0590343113163315">
            <text:p>0.0590343113</text:p>
          </table:table-cell>
          <table:table-cell table:formula="of:=[.G39]*[.C39]" office:value-type="float" office:value="3.66012730161255">
            <text:p>3.6601273016</text:p>
          </table:table-cell>
        </table:table-row>
        <table:table-row table:style-name="ro1">
          <table:table-cell office:value-type="string">
            <text:p>k2o</text:p>
          </table:table-cell>
          <table:table-cell office:value-type="float" office:value="0.02">
            <text:p>0.02</text:p>
          </table:table-cell>
          <table:table-cell table:formula="of:=39.1*2+16" office:value-type="float" office:value="94.2">
            <text:p>94.2</text:p>
          </table:table-cell>
          <table:table-cell table:formula="of:=[.B40]/[.C40]" office:value-type="float" office:value="0.000212314225053079">
            <text:p>0.0002123142</text:p>
          </table:table-cell>
          <table:table-cell table:formula="of:=[.D40]" office:value-type="float" office:value="0.000212314225053079">
            <text:p>0.0002123142</text:p>
          </table:table-cell>
          <table:table-cell table:formula="of:=6*[.E40]/[.E41]" office:value-type="float" office:value="0.00046255779264136">
            <text:p>0.0004625578</text:p>
          </table:table-cell>
          <table:table-cell table:formula="of:=[.F40]" office:value-type="float" office:value="0.00046255779264136">
            <text:p>0.0004625578</text:p>
          </table:table-cell>
          <table:table-cell table:formula="of:=[.G40]*[.C40]" office:value-type="float" office:value="0.0435729440668161">
            <text:p>0.043572944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31:.B40])" office:value-type="float" office:value="99.68">
            <text:p>99.68</text:p>
          </table:table-cell>
          <table:table-cell/>
          <table:table-cell table:formula="of:=SUM([.D31:.D40])" office:value-type="float" office:value="1.73043406857988">
            <text:p>1.7304340686</text:p>
          </table:table-cell>
          <table:table-cell table:formula="of:=SUM([.E31:.E40])" office:value-type="float" office:value="2.75400257132013">
            <text:p>2.7540025713</text:p>
          </table:table-cell>
          <table:table-cell table:formula="of:=SUM([.F31:.F40])" office:value-type="float" office:value="6">
            <text:p>6</text:p>
          </table:table-cell>
          <table:table-cell table:formula="of:=SUM([.G31:.G40])" office:value-type="float" office:value="3.7700053440772">
            <text:p>3.7700053441</text:p>
          </table:table-cell>
          <table:table-cell table:formula="of:=SUM([.H31:.H40])" office:value-type="float" office:value="217.167553229012">
            <text:p>217.1675532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la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t%</text:p>
          </table:table-cell>
          <table:table-cell office:value-type="string">
            <text:p>Molecular mass</text:p>
          </table:table-cell>
          <table:table-cell office:value-type="string">
            <text:p>mol</text:p>
          </table:table-cell>
          <table:table-cell office:value-type="string">
            <text:p>moles oxygen</text:p>
          </table:table-cell>
          <table:table-cell office:value-type="string">
            <text:p>normalised mol o</text:p>
          </table:table-cell>
          <table:table-cell office:value-type="string">
            <text:p>mol oxide</text:p>
          </table:table-cell>
          <table:table-cell office:value-type="string">
            <text:p>wt oxide</text:p>
          </table:table-cell>
        </table:table-row>
        <table:table-row table:style-name="ro1">
          <table:table-cell office:value-type="string">
            <text:p>sio2</text:p>
          </table:table-cell>
          <table:table-cell table:number-columns-repeated="7"/>
        </table:table-row>
        <table:table-row table:style-name="ro1">
          <table:table-cell office:value-type="string">
            <text:p>tio2</text:p>
          </table:table-cell>
          <table:table-cell table:number-columns-repeated="7"/>
        </table:table-row>
        <table:table-row table:style-name="ro1">
          <table:table-cell office:value-type="string">
            <text:p>al2o3</text:p>
          </table:table-cell>
          <table:table-cell table:number-columns-repeated="7"/>
        </table:table-row>
        <table:table-row table:style-name="ro1">
          <table:table-cell office:value-type="string">
            <text:p>cr2o3</text:p>
          </table:table-cell>
          <table:table-cell table:number-columns-repeated="7"/>
        </table:table-row>
        <table:table-row table:style-name="ro1">
          <table:table-cell office:value-type="string">
            <text:p>feo</text:p>
          </table:table-cell>
          <table:table-cell table:number-columns-repeated="7"/>
        </table:table-row>
        <table:table-row table:style-name="ro1">
          <table:table-cell office:value-type="string">
            <text:p>mno</text:p>
          </table:table-cell>
          <table:table-cell table:number-columns-repeated="7"/>
        </table:table-row>
        <table:table-row table:style-name="ro1">
          <table:table-cell office:value-type="string">
            <text:p>mgo</text:p>
          </table:table-cell>
          <table:table-cell table:number-columns-repeated="7"/>
        </table:table-row>
        <table:table-row table:style-name="ro1">
          <table:table-cell office:value-type="string">
            <text:p>cao</text:p>
          </table:table-cell>
          <table:table-cell table:number-columns-repeated="7"/>
        </table:table-row>
        <table:table-row table:style-name="ro1">
          <table:table-cell office:value-type="string">
            <text:p>na2o</text:p>
          </table:table-cell>
          <table:table-cell table:number-columns-repeated="7"/>
        </table:table-row>
        <table:table-row table:style-name="ro1">
          <table:table-cell office:value-type="string">
            <text:p>k2o</text:p>
          </table:table-cell>
          <table:table-cell table:number-columns-repeated="7"/>
        </table:table-row>
        <table:table-row table:style-name="ro2">
          <table:table-cell office:value-type="string">
            <text:p>total</text:p>
          </table:table-cell>
          <table:table-cell table:number-columns-repeated="6"/>
          <table:table-cell table:style-name="ce5" office:value-type="float" office:value="277.41">
            <text:p>277.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t%</text:p>
          </table:table-cell>
          <table:table-cell office:value-type="string">
            <text:p>Molecular mass</text:p>
          </table:table-cell>
          <table:table-cell office:value-type="string">
            <text:p>mol</text:p>
          </table:table-cell>
          <table:table-cell office:value-type="string">
            <text:p>moles oxygen</text:p>
          </table:table-cell>
          <table:table-cell office:value-type="string">
            <text:p>normalised mol o</text:p>
          </table:table-cell>
          <table:table-cell office:value-type="string">
            <text:p>mol oxide</text:p>
          </table:table-cell>
          <table:table-cell office:value-type="string">
            <text:p>wt oxide</text:p>
          </table:table-cell>
        </table:table-row>
        <table:table-row table:style-name="ro1">
          <table:table-cell office:value-type="string">
            <text:p>sio2</text:p>
          </table:table-cell>
          <table:table-cell office:value-type="float" office:value="0.13">
            <text:p>0.13</text:p>
          </table:table-cell>
          <table:table-cell table:formula="of:=28.1+2*16" office:value-type="float" office:value="60.1">
            <text:p>60.1</text:p>
          </table:table-cell>
          <table:table-cell table:formula="of:=[.B59]/[.C59]" office:value-type="float" office:value="0.0021630615640599">
            <text:p>0.0021630616</text:p>
          </table:table-cell>
          <table:table-cell table:formula="of:=2*[.D59]" office:value-type="float" office:value="0.0043261231281198">
            <text:p>0.0043261231</text:p>
          </table:table-cell>
          <table:table-cell table:formula="of:=4*[.E59]/[.E69]" office:value-type="float" office:value="0.00672563582863961">
            <text:p>0.0067256358</text:p>
          </table:table-cell>
          <table:table-cell table:formula="of:=[.F59]/2" office:value-type="float" office:value="0.0033628179143198">
            <text:p>0.0033628179</text:p>
          </table:table-cell>
          <table:table-cell table:formula="of:=[.G59]*[.C59]" office:value-type="float" office:value="0.20210535665062">
            <text:p>0.2021053567</text:p>
          </table:table-cell>
        </table:table-row>
        <table:table-row table:style-name="ro1">
          <table:table-cell office:value-type="string">
            <text:p>tio2</text:p>
          </table:table-cell>
          <table:table-cell office:value-type="float" office:value="0.11">
            <text:p>0.11</text:p>
          </table:table-cell>
          <table:table-cell table:formula="of:=47.9+2*16" office:value-type="float" office:value="79.9">
            <text:p>79.9</text:p>
          </table:table-cell>
          <table:table-cell table:formula="of:=[.B60]/[.C60]" office:value-type="float" office:value="0.00137672090112641">
            <text:p>0.0013767209</text:p>
          </table:table-cell>
          <table:table-cell table:formula="of:=2*[.D60]" office:value-type="float" office:value="0.00275344180225282">
            <text:p>0.0027534418</text:p>
          </table:table-cell>
          <table:table-cell table:formula="of:=4*[.E60]/[.E69]" office:value-type="float" office:value="0.00428065644200794">
            <text:p>0.0042806564</text:p>
          </table:table-cell>
          <table:table-cell table:formula="of:=[.F60]/2" office:value-type="float" office:value="0.00214032822100397">
            <text:p>0.0021403282</text:p>
          </table:table-cell>
          <table:table-cell table:formula="of:=[.G60]*[.C60]" office:value-type="float" office:value="0.171012224858217">
            <text:p>0.1710122249</text:p>
          </table:table-cell>
        </table:table-row>
        <table:table-row table:style-name="ro1">
          <table:table-cell office:value-type="string">
            <text:p>al2o3</text:p>
          </table:table-cell>
          <table:table-cell office:value-type="float" office:value="59.3">
            <text:p>59.3</text:p>
          </table:table-cell>
          <table:table-cell table:formula="of:=2*27+3*16" office:value-type="float" office:value="102">
            <text:p>102</text:p>
          </table:table-cell>
          <table:table-cell table:formula="of:=[.B61]/[.C61]" office:value-type="float" office:value="0.581372549019608">
            <text:p>0.581372549</text:p>
          </table:table-cell>
          <table:table-cell table:formula="of:=3*[.D61]" office:value-type="float" office:value="1.74411764705882">
            <text:p>1.7441176471</text:p>
          </table:table-cell>
          <table:table-cell table:formula="of:=4*[.E61]/[.E69]" office:value-type="float" office:value="2.7115039930728">
            <text:p>2.7115039931</text:p>
          </table:table-cell>
          <table:table-cell table:formula="of:=[.F61]/3" office:value-type="float" office:value="0.9038346643576">
            <text:p>0.9038346644</text:p>
          </table:table-cell>
          <table:table-cell table:formula="of:=[.G61]*[.C61]" office:value-type="float" office:value="92.1911357644752">
            <text:p>92.1911357645</text:p>
          </table:table-cell>
        </table:table-row>
        <table:table-row table:style-name="ro1">
          <table:table-cell office:value-type="string">
            <text:p>cr2o3</text:p>
          </table:table-cell>
          <table:table-cell office:value-type="float" office:value="8.53">
            <text:p>8.53</text:p>
          </table:table-cell>
          <table:table-cell table:formula="of:=2*52+3*16" office:value-type="float" office:value="152">
            <text:p>152</text:p>
          </table:table-cell>
          <table:table-cell table:formula="of:=[.B62]/[.C62]" office:value-type="float" office:value="0.0561184210526316">
            <text:p>0.0561184211</text:p>
          </table:table-cell>
          <table:table-cell table:formula="of:=3*[.D62]" office:value-type="float" office:value="0.168355263157895">
            <text:p>0.1683552632</text:p>
          </table:table-cell>
          <table:table-cell table:formula="of:=4*[.E62]/[.E69]" office:value-type="float" office:value="0.261734619265656">
            <text:p>0.2617346193</text:p>
          </table:table-cell>
          <table:table-cell table:formula="of:=[.F62]/3" office:value-type="float" office:value="0.0872448730885521">
            <text:p>0.0872448731</text:p>
          </table:table-cell>
          <table:table-cell table:formula="of:=[.G62]*[.C62]" office:value-type="float" office:value="13.2612207094599">
            <text:p>13.2612207095</text:p>
          </table:table-cell>
        </table:table-row>
        <table:table-row table:style-name="ro1">
          <table:table-cell office:value-type="string">
            <text:p>feo</text:p>
          </table:table-cell>
          <table:table-cell office:value-type="float" office:value="11.12">
            <text:p>11.12</text:p>
          </table:table-cell>
          <table:table-cell table:formula="of:=55.8+16" office:value-type="float" office:value="71.8">
            <text:p>71.8</text:p>
          </table:table-cell>
          <table:table-cell table:formula="of:=[.B63]/[.C63]" office:value-type="float" office:value="0.154874651810585">
            <text:p>0.1548746518</text:p>
          </table:table-cell>
          <table:table-cell table:formula="of:=[.D63]" office:value-type="float" office:value="0.154874651810585">
            <text:p>0.1548746518</text:p>
          </table:table-cell>
          <table:table-cell table:formula="of:=4*[.E63]/[.E69]" office:value-type="float" office:value="0.240776898002453">
            <text:p>0.240776898</text:p>
          </table:table-cell>
          <table:table-cell table:formula="of:=[.F63]" office:value-type="float" office:value="0.240776898002453">
            <text:p>0.240776898</text:p>
          </table:table-cell>
          <table:table-cell table:formula="of:=[.G63]*[.C63]" office:value-type="float" office:value="17.2877812765761">
            <text:p>17.2877812766</text:p>
          </table:table-cell>
        </table:table-row>
        <table:table-row table:style-name="ro1">
          <table:table-cell office:value-type="string">
            <text:p>mno</text:p>
          </table:table-cell>
          <table:table-cell office:value-type="float" office:value="0.1">
            <text:p>0.1</text:p>
          </table:table-cell>
          <table:table-cell table:formula="of:=54.9+16" office:value-type="float" office:value="70.9">
            <text:p>70.9</text:p>
          </table:table-cell>
          <table:table-cell table:formula="of:=[.B64]/[.C64]" office:value-type="float" office:value="0.00141043723554302">
            <text:p>0.0014104372</text:p>
          </table:table-cell>
          <table:table-cell table:formula="of:=[.D64]" office:value-type="float" office:value="0.00141043723554302">
            <text:p>0.0014104372</text:p>
          </table:table-cell>
          <table:table-cell table:formula="of:=4*[.E64]/[.E69]" office:value-type="float" office:value="0.00219274554248259">
            <text:p>0.0021927455</text:p>
          </table:table-cell>
          <table:table-cell table:formula="of:=[.F64]" office:value-type="float" office:value="0.00219274554248259">
            <text:p>0.0021927455</text:p>
          </table:table-cell>
          <table:table-cell table:formula="of:=[.G64]*[.C64]" office:value-type="float" office:value="0.155465658962016">
            <text:p>0.155465659</text:p>
          </table:table-cell>
        </table:table-row>
        <table:table-row table:style-name="ro1">
          <table:table-cell office:value-type="string">
            <text:p>mgo</text:p>
          </table:table-cell>
          <table:table-cell office:value-type="float" office:value="20.01">
            <text:p>20.01</text:p>
          </table:table-cell>
          <table:table-cell table:formula="of:=24.3+16" office:value-type="float" office:value="40.3">
            <text:p>40.3</text:p>
          </table:table-cell>
          <table:table-cell table:formula="of:=[.B65]/[.C65]" office:value-type="float" office:value="0.496526054590571">
            <text:p>0.4965260546</text:p>
          </table:table-cell>
          <table:table-cell table:formula="of:=[.D65]" office:value-type="float" office:value="0.496526054590571">
            <text:p>0.4965260546</text:p>
          </table:table-cell>
          <table:table-cell table:formula="of:=4*[.E65]/[.E69]" office:value-type="float" office:value="0.771927502687328">
            <text:p>0.7719275027</text:p>
          </table:table-cell>
          <table:table-cell table:formula="of:=[.F65]" office:value-type="float" office:value="0.771927502687328">
            <text:p>0.7719275027</text:p>
          </table:table-cell>
          <table:table-cell table:formula="of:=[.G65]*[.C65]" office:value-type="float" office:value="31.1086783582993">
            <text:p>31.1086783583</text:p>
          </table:table-cell>
        </table:table-row>
        <table:table-row table:style-name="ro1">
          <table:table-cell office:value-type="string">
            <text:p>cao</text:p>
          </table:table-cell>
          <table:table-cell office:value-type="float" office:value="0.01">
            <text:p>0.01</text:p>
          </table:table-cell>
          <table:table-cell table:formula="of:=40.1+16" office:value-type="float" office:value="56.1">
            <text:p>56.1</text:p>
          </table:table-cell>
          <table:table-cell table:formula="of:=[.B66]/[.C66]" office:value-type="float" office:value="0.00017825311942959">
            <text:p>0.0001782531</text:p>
          </table:table-cell>
          <table:table-cell table:formula="of:=[.D66]" office:value-type="float" office:value="0.00017825311942959">
            <text:p>0.0001782531</text:p>
          </table:table-cell>
          <table:table-cell table:formula="of:=4*[.E66]/[.E69]" office:value-type="float" office:value="0.000277122386741561">
            <text:p>0.0002771224</text:p>
          </table:table-cell>
          <table:table-cell table:formula="of:=[.F66]" office:value-type="float" office:value="0.000277122386741561">
            <text:p>0.0002771224</text:p>
          </table:table-cell>
          <table:table-cell table:formula="of:=[.G66]*[.C66]" office:value-type="float" office:value="0.0155465658962016">
            <text:p>0.0155465659</text:p>
          </table:table-cell>
        </table:table-row>
        <table:table-row table:style-name="ro1">
          <table:table-cell office:value-type="string">
            <text:p>na2o</text:p>
          </table:table-cell>
          <table:table-cell office:value-type="float" office:value="0.01">
            <text:p>0.01</text:p>
          </table:table-cell>
          <table:table-cell table:formula="of:=2*23+16" office:value-type="float" office:value="62">
            <text:p>62</text:p>
          </table:table-cell>
          <table:table-cell table:formula="of:=[.B67]/[.C67]" office:value-type="float" office:value="0.000161290322580645">
            <text:p>0.0001612903</text:p>
          </table:table-cell>
          <table:table-cell table:formula="of:=[.D67]" office:value-type="float" office:value="0.000161290322580645">
            <text:p>0.0001612903</text:p>
          </table:table-cell>
          <table:table-cell table:formula="of:=4*[.E67]/[.E69]" office:value-type="float" office:value="0.000250751062841961">
            <text:p>0.0002507511</text:p>
          </table:table-cell>
          <table:table-cell table:formula="of:=[.F67]" office:value-type="float" office:value="0.000250751062841961">
            <text:p>0.0002507511</text:p>
          </table:table-cell>
          <table:table-cell table:formula="of:=[.G67]*[.C67]" office:value-type="float" office:value="0.0155465658962016">
            <text:p>0.0155465659</text:p>
          </table:table-cell>
        </table:table-row>
        <table:table-row table:style-name="ro1">
          <table:table-cell office:value-type="string">
            <text:p>k2o</text:p>
          </table:table-cell>
          <table:table-cell office:value-type="float" office:value="0.02">
            <text:p>0.02</text:p>
          </table:table-cell>
          <table:table-cell table:formula="of:=39.1*2+16" office:value-type="float" office:value="94.2">
            <text:p>94.2</text:p>
          </table:table-cell>
          <table:table-cell table:formula="of:=[.B68]/[.C68]" office:value-type="float" office:value="0.000212314225053079">
            <text:p>0.0002123142</text:p>
          </table:table-cell>
          <table:table-cell table:formula="of:=[.D68]" office:value-type="float" office:value="0.000212314225053079">
            <text:p>0.0002123142</text:p>
          </table:table-cell>
          <table:table-cell table:formula="of:=4*[.E68]/[.E69]" office:value-type="float" office:value="0.000330075709048865">
            <text:p>0.0003300757</text:p>
          </table:table-cell>
          <table:table-cell table:formula="of:=[.F68]" office:value-type="float" office:value="0.000330075709048865">
            <text:p>0.0003300757</text:p>
          </table:table-cell>
          <table:table-cell table:formula="of:=[.G68]*[.C68]" office:value-type="float" office:value="0.0310931317924031">
            <text:p>0.0310931318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59:.B68])" office:value-type="float" office:value="99.34">
            <text:p>99.34</text:p>
          </table:table-cell>
          <table:table-cell/>
          <table:table-cell table:formula="of:=SUM([.D59:.D68])" office:value-type="float" office:value="1.29439375384119">
            <text:p>1.2943937538</text:p>
          </table:table-cell>
          <table:table-cell table:formula="of:=SUM([.E59:.E68])" office:value-type="float" office:value="2.57291547645085">
            <text:p>2.5729154765</text:p>
          </table:table-cell>
          <table:table-cell table:formula="of:=SUM([.F59:.F68])" office:value-type="float" office:value="4">
            <text:p>4</text:p>
          </table:table-cell>
          <table:table-cell table:formula="of:=SUM([.G59:.G68])" office:value-type="float" office:value="2.01233777897237">
            <text:p>2.012337779</text:p>
          </table:table-cell>
          <table:table-cell table:formula="of:=SUM([.H59:.H68])" office:value-type="float" office:value="154.439585612866">
            <text:p>154.43958561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t%</text:p>
          </table:table-cell>
          <table:table-cell office:value-type="string">
            <text:p>Molecular mass</text:p>
          </table:table-cell>
          <table:table-cell office:value-type="string">
            <text:p>mol</text:p>
          </table:table-cell>
          <table:table-cell office:value-type="string">
            <text:p>moles oxygen</text:p>
          </table:table-cell>
          <table:table-cell office:value-type="string">
            <text:p>normalised mol o</text:p>
          </table:table-cell>
          <table:table-cell office:value-type="string">
            <text:p>mol oxide</text:p>
          </table:table-cell>
          <table:table-cell office:value-type="string">
            <text:p>wt oxide</text:p>
          </table:table-cell>
        </table:table-row>
        <table:table-row table:style-name="ro1">
          <table:table-cell office:value-type="string">
            <text:p>sio2</text:p>
          </table:table-cell>
          <table:table-cell office:value-type="float" office:value="42.42">
            <text:p>42.42</text:p>
          </table:table-cell>
          <table:table-cell table:formula="of:=28.1+2*16" office:value-type="float" office:value="60.1">
            <text:p>60.1</text:p>
          </table:table-cell>
          <table:table-cell table:formula="of:=[.B73]/[.C73]" office:value-type="float" office:value="0.705823627287854">
            <text:p>0.7058236273</text:p>
          </table:table-cell>
          <table:table-cell table:formula="of:=2*[.D73]" office:value-type="float" office:value="1.41164725457571">
            <text:p>1.4116472546</text:p>
          </table:table-cell>
          <table:table-cell table:formula="of:=12*[.E73]/[.E83]" office:value-type="float" office:value="5.97318449766998">
            <text:p>5.9731844977</text:p>
          </table:table-cell>
          <table:table-cell table:formula="of:=[.F73]/2" office:value-type="float" office:value="2.98659224883499">
            <text:p>2.9865922488</text:p>
          </table:table-cell>
          <table:table-cell table:formula="of:=[.G73]*[.C73]" office:value-type="float" office:value="179.494194154983">
            <text:p>179.494194155</text:p>
          </table:table-cell>
        </table:table-row>
        <table:table-row table:style-name="ro1">
          <table:table-cell office:value-type="string">
            <text:p>tio2</text:p>
          </table:table-cell>
          <table:table-cell office:value-type="float" office:value="0.53">
            <text:p>0.53</text:p>
          </table:table-cell>
          <table:table-cell table:formula="of:=47.9+2*16" office:value-type="float" office:value="79.9">
            <text:p>79.9</text:p>
          </table:table-cell>
          <table:table-cell table:formula="of:=[.B74]/[.C74]" office:value-type="float" office:value="0.00663329161451815">
            <text:p>0.0066332916</text:p>
          </table:table-cell>
          <table:table-cell table:formula="of:=2*[.D74]" office:value-type="float" office:value="0.0132665832290363">
            <text:p>0.0132665832</text:p>
          </table:table-cell>
          <table:table-cell table:formula="of:=12*[.E74]/[.E83]" office:value-type="float" office:value="0.0561356592618076">
            <text:p>0.0561356593</text:p>
          </table:table-cell>
          <table:table-cell table:formula="of:=[.F74]/2" office:value-type="float" office:value="0.0280678296309038">
            <text:p>0.0280678296</text:p>
          </table:table-cell>
          <table:table-cell table:formula="of:=[.G74]*[.C74]" office:value-type="float" office:value="2.24261958750921">
            <text:p>2.2426195875</text:p>
          </table:table-cell>
        </table:table-row>
        <table:table-row table:style-name="ro1">
          <table:table-cell office:value-type="string">
            <text:p>al2o3</text:p>
          </table:table-cell>
          <table:table-cell office:value-type="float" office:value="22.2">
            <text:p>22.2</text:p>
          </table:table-cell>
          <table:table-cell table:formula="of:=2*27+3*16" office:value-type="float" office:value="102">
            <text:p>102</text:p>
          </table:table-cell>
          <table:table-cell table:formula="of:=[.B75]/[.C75]" office:value-type="float" office:value="0.217647058823529">
            <text:p>0.2176470588</text:p>
          </table:table-cell>
          <table:table-cell table:formula="of:=3*[.D75]" office:value-type="float" office:value="0.652941176470588">
            <text:p>0.6529411765</text:p>
          </table:table-cell>
          <table:table-cell table:formula="of:=12*[.E75]/[.E83]" office:value-type="float" office:value="2.762827682725">
            <text:p>2.7628276827</text:p>
          </table:table-cell>
          <table:table-cell table:formula="of:=[.F75]/3" office:value-type="float" office:value="0.920942560908335">
            <text:p>0.9209425609</text:p>
          </table:table-cell>
          <table:table-cell table:formula="of:=[.G75]*[.C75]" office:value-type="float" office:value="93.9361412126501">
            <text:p>93.9361412127</text:p>
          </table:table-cell>
        </table:table-row>
        <table:table-row table:style-name="ro1">
          <table:table-cell office:value-type="string">
            <text:p>cr2o3</text:p>
          </table:table-cell>
          <table:table-cell office:value-type="float" office:value="1.53">
            <text:p>1.53</text:p>
          </table:table-cell>
          <table:table-cell table:formula="of:=2*52+3*16" office:value-type="float" office:value="152">
            <text:p>152</text:p>
          </table:table-cell>
          <table:table-cell table:formula="of:=[.B76]/[.C76]" office:value-type="float" office:value="0.0100657894736842">
            <text:p>0.0100657895</text:p>
          </table:table-cell>
          <table:table-cell table:formula="of:=3*[.D76]" office:value-type="float" office:value="0.0301973684210526">
            <text:p>0.0301973684</text:p>
          </table:table-cell>
          <table:table-cell table:formula="of:=12*[.E76]/[.E83]" office:value-type="float" office:value="0.127775867759028">
            <text:p>0.1277758678</text:p>
          </table:table-cell>
          <table:table-cell table:formula="of:=[.F76]/3" office:value-type="float" office:value="0.042591955919676">
            <text:p>0.0425919559</text:p>
          </table:table-cell>
          <table:table-cell table:formula="of:=[.G76]*[.C76]" office:value-type="float" office:value="6.47397729979075">
            <text:p>6.4739772998</text:p>
          </table:table-cell>
        </table:table-row>
        <table:table-row table:style-name="ro1">
          <table:table-cell office:value-type="string">
            <text:p>feo</text:p>
          </table:table-cell>
          <table:table-cell office:value-type="float" office:value="6.22">
            <text:p>6.22</text:p>
          </table:table-cell>
          <table:table-cell table:formula="of:=55.8+16" office:value-type="float" office:value="71.8">
            <text:p>71.8</text:p>
          </table:table-cell>
          <table:table-cell table:formula="of:=[.B77]/[.C77]" office:value-type="float" office:value="0.0866295264623955">
            <text:p>0.0866295265</text:p>
          </table:table-cell>
          <table:table-cell table:formula="of:=[.D77]" office:value-type="float" office:value="0.0866295264623955">
            <text:p>0.0866295265</text:p>
          </table:table-cell>
          <table:table-cell table:formula="of:=12*[.E77]/[.E83]" office:value-type="float" office:value="0.366560514907955">
            <text:p>0.3665605149</text:p>
          </table:table-cell>
          <table:table-cell table:formula="of:=[.F77]" office:value-type="float" office:value="0.366560514907955">
            <text:p>0.3665605149</text:p>
          </table:table-cell>
          <table:table-cell table:formula="of:=[.G77]*[.C77]" office:value-type="float" office:value="26.3190449703912">
            <text:p>26.3190449704</text:p>
          </table:table-cell>
        </table:table-row>
        <table:table-row table:style-name="ro1">
          <table:table-cell office:value-type="string">
            <text:p>mno</text:p>
          </table:table-cell>
          <table:table-cell office:value-type="float" office:value="0.2">
            <text:p>0.2</text:p>
          </table:table-cell>
          <table:table-cell table:formula="of:=54.9+16" office:value-type="float" office:value="70.9">
            <text:p>70.9</text:p>
          </table:table-cell>
          <table:table-cell table:formula="of:=[.B78]/[.C78]" office:value-type="float" office:value="0.00282087447108604">
            <text:p>0.0028208745</text:p>
          </table:table-cell>
          <table:table-cell table:formula="of:=[.D78]" office:value-type="float" office:value="0.00282087447108604">
            <text:p>0.0028208745</text:p>
          </table:table-cell>
          <table:table-cell table:formula="of:=12*[.E78]/[.E83]" office:value-type="float" office:value="0.011936128948608">
            <text:p>0.0119361289</text:p>
          </table:table-cell>
          <table:table-cell table:formula="of:=[.F78]" office:value-type="float" office:value="0.011936128948608">
            <text:p>0.0119361289</text:p>
          </table:table-cell>
          <table:table-cell table:formula="of:=[.G78]*[.C78]" office:value-type="float" office:value="0.846271542456307">
            <text:p>0.8462715425</text:p>
          </table:table-cell>
        </table:table-row>
        <table:table-row table:style-name="ro1">
          <table:table-cell office:value-type="string">
            <text:p>mgo</text:p>
          </table:table-cell>
          <table:table-cell office:value-type="float" office:value="21.81">
            <text:p>21.81</text:p>
          </table:table-cell>
          <table:table-cell table:formula="of:=24.3+16" office:value-type="float" office:value="40.3">
            <text:p>40.3</text:p>
          </table:table-cell>
          <table:table-cell table:formula="of:=[.B79]/[.C79]" office:value-type="float" office:value="0.541191066997519">
            <text:p>0.541191067</text:p>
          </table:table-cell>
          <table:table-cell table:formula="of:=[.D79]" office:value-type="float" office:value="0.541191066997519">
            <text:p>0.541191067</text:p>
          </table:table-cell>
          <table:table-cell table:formula="of:=12*[.E79]/[.E83]" office:value-type="float" office:value="2.28997299515782">
            <text:p>2.2899729952</text:p>
          </table:table-cell>
          <table:table-cell table:formula="of:=[.F79]" office:value-type="float" office:value="2.28997299515782">
            <text:p>2.2899729952</text:p>
          </table:table-cell>
          <table:table-cell table:formula="of:=[.G79]*[.C79]" office:value-type="float" office:value="92.2859117048603">
            <text:p>92.2859117049</text:p>
          </table:table-cell>
        </table:table-row>
        <table:table-row table:style-name="ro1">
          <table:table-cell office:value-type="string">
            <text:p>cao</text:p>
          </table:table-cell>
          <table:table-cell office:value-type="float" office:value="5.43">
            <text:p>5.43</text:p>
          </table:table-cell>
          <table:table-cell table:formula="of:=40.1+16" office:value-type="float" office:value="56.1">
            <text:p>56.1</text:p>
          </table:table-cell>
          <table:table-cell table:formula="of:=[.B80]/[.C80]" office:value-type="float" office:value="0.0967914438502674">
            <text:p>0.0967914439</text:p>
          </table:table-cell>
          <table:table-cell table:formula="of:=[.D80]" office:value-type="float" office:value="0.0967914438502674">
            <text:p>0.0967914439</text:p>
          </table:table-cell>
          <table:table-cell table:formula="of:=12*[.E80]/[.E83]" office:value-type="float" office:value="0.409559222418694">
            <text:p>0.4095592224</text:p>
          </table:table-cell>
          <table:table-cell table:formula="of:=[.F80]" office:value-type="float" office:value="0.409559222418694">
            <text:p>0.4095592224</text:p>
          </table:table-cell>
          <table:table-cell table:formula="of:=[.G80]*[.C80]" office:value-type="float" office:value="22.9762723776887">
            <text:p>22.9762723777</text:p>
          </table:table-cell>
        </table:table-row>
        <table:table-row table:style-name="ro1">
          <table:table-cell office:value-type="string">
            <text:p>na2o</text:p>
          </table:table-cell>
          <table:table-cell office:value-type="float" office:value="0.03">
            <text:p>0.03</text:p>
          </table:table-cell>
          <table:table-cell table:formula="of:=2*23+16" office:value-type="float" office:value="62">
            <text:p>62</text:p>
          </table:table-cell>
          <table:table-cell table:formula="of:=[.B81]/[.C81]" office:value-type="float" office:value="0.000483870967741936">
            <text:p>0.000483871</text:p>
          </table:table-cell>
          <table:table-cell table:formula="of:=[.D81]" office:value-type="float" office:value="0.000483870967741936">
            <text:p>0.000483871</text:p>
          </table:table-cell>
          <table:table-cell table:formula="of:=12*[.E81]/[.E83]" office:value-type="float" office:value="0.00204743115110397">
            <text:p>0.0020474312</text:p>
          </table:table-cell>
          <table:table-cell table:formula="of:=[.F81]" office:value-type="float" office:value="0.00204743115110397">
            <text:p>0.0020474312</text:p>
          </table:table-cell>
          <table:table-cell table:formula="of:=[.G81]*[.C81]" office:value-type="float" office:value="0.126940731368446">
            <text:p>0.1269407314</text:p>
          </table:table-cell>
        </table:table-row>
        <table:table-row table:style-name="ro1">
          <table:table-cell office:value-type="string">
            <text:p>k2o</text:p>
          </table:table-cell>
          <table:table-cell office:value-type="float" office:value="0">
            <text:p>0</text:p>
          </table:table-cell>
          <table:table-cell table:formula="of:=39.1*2+16" office:value-type="float" office:value="94.2">
            <text:p>94.2</text:p>
          </table:table-cell>
          <table:table-cell table:formula="of:=[.B82]/[.C82]" office:value-type="float" office:value="0">
            <text:p>0</text:p>
          </table:table-cell>
          <table:table-cell table:formula="of:=[.D82]" office:value-type="float" office:value="0">
            <text:p>0</text:p>
          </table:table-cell>
          <table:table-cell table:formula="of:=12*[.E82]/[.E83]" office:value-type="float" office:value="0">
            <text:p>0</text:p>
          </table:table-cell>
          <table:table-cell table:formula="of:=[.F82]" office:value-type="float" office:value="0">
            <text:p>0</text:p>
          </table:table-cell>
          <table:table-cell table:formula="of:=[.G82]*[.C82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73:.B82])" office:value-type="float" office:value="100.37">
            <text:p>100.37</text:p>
          </table:table-cell>
          <table:table-cell/>
          <table:table-cell table:formula="of:=SUM([.D73:.D82])" office:value-type="float" office:value="1.66808654994859">
            <text:p>1.6680865499</text:p>
          </table:table-cell>
          <table:table-cell table:formula="of:=SUM([.E73:.E82])" office:value-type="float" office:value="2.83596916544539">
            <text:p>2.8359691654</text:p>
          </table:table-cell>
          <table:table-cell table:formula="of:=SUM([.F73:.F82])" office:value-type="float" office:value="12">
            <text:p>12</text:p>
          </table:table-cell>
          <table:table-cell table:formula="of:=SUM([.G73:.G82])" office:value-type="float" office:value="7.05827088787809">
            <text:p>7.0582708879</text:p>
          </table:table-cell>
          <table:table-cell table:formula="of:=SUM([.H73:.H82])" office:value-type="float" office:value="424.701373581698">
            <text:p>424.7013735817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<text:span text:style-name="T1">function</text:span><text:span text:style-name="T2"> n=fun_plaglherzreaction()</text:span></text:p>
          </table:table-cell>
          <table:table-cell table:number-columns-repeated="7"/>
        </table:table-row>
        <table:table-row table:style-name="ro1">
          <table:table-cell table:style-name="ce2" office:value-type="string">
            <text:p><text:s/></text:p>
          </table:table-cell>
          <table:table-cell table:number-columns-repeated="7"/>
        </table:table-row>
        <table:table-row table:style-name="ro1">
          <table:table-cell table:style-name="ce2" office:value-type="string">
            <text:p>n=[-0.05, -0.15, -0.32, -0.48, 0, 0, 1];</text:p>
          </table:table-cell>
          <table:table-cell table:number-columns-repeated="7"/>
        </table:table-row>
        <table:table-row table:style-name="ro1">
          <table:table-cell table:style-name="ce2" office:value-type="string">
            <text:p><text:s/></text:p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formula="of:=0.05+0.32+0.48" office:value-type="float" office:value="0.85">
            <text:p>0.85</text:p>
          </table:table-cell>
          <table:table-cell table:number-columns-repeated="7"/>
        </table:table-row>
        <table:table-row table:style-name="ro1">
          <table:table-cell table:formula="of:=0.15*0.05/0.85" office:value-type="float" office:value="0.00882352941176471">
            <text:p>0.0088235294</text:p>
          </table:table-cell>
          <table:table-cell table:style-name="ce4" table:formula="of:=0.05+[.A92]" office:value-type="float" office:value="0.0588235294117647">
            <text:p>0.059</text:p>
          </table:table-cell>
          <table:table-cell table:number-columns-repeated="6"/>
        </table:table-row>
        <table:table-row table:style-name="ro1">
          <table:table-cell table:formula="of:=0.15*0.32/0.85" office:value-type="float" office:value="0.0564705882352941">
            <text:p>0.0564705882</text:p>
          </table:table-cell>
          <table:table-cell table:style-name="ce4" table:formula="of:=0.32+[.A93]" office:value-type="float" office:value="0.376470588235294">
            <text:p>0.376</text:p>
          </table:table-cell>
          <table:table-cell table:number-columns-repeated="6"/>
        </table:table-row>
        <table:table-row table:style-name="ro1">
          <table:table-cell table:formula="of:=0.15*0.48/0.85" office:value-type="float" office:value="0.0847058823529412">
            <text:p>0.0847058824</text:p>
          </table:table-cell>
          <table:table-cell table:style-name="ce4" table:formula="of:=0.48+[.A94]" office:value-type="float" office:value="0.564705882352941">
            <text:p>0.565</text:p>
          </table:table-cell>
          <table:table-cell table:number-columns-repeated="6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</meta:initial-creator>
    <meta:creation-date>2013-12-17T20:26:36</meta:creation-date>
    <dc:date>2013-12-18T00:59:26</dc:date>
    <dc:creator>Lucy </dc:creator>
    <meta:editing-duration>PT4H21M25S</meta:editing-duration>
    <meta:editing-cycles>2</meta:editing-cycles>
    <meta:generator>LibreOffice/3.5$Linux_X86_64 LibreOffice_project/350m1$Build-2</meta:generator>
    <meta:document-statistic meta:table-count="3" meta:cell-count="508" meta:object-count="0"/>
  </office:meta>
</office:document-meta>
</file>